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6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G59:items.J60 items.J57:items.J58 items.J61:items.J141 items.G72:items.I73 items.G65:items.I67 items.G62:items.I63 items.K2:items.K119 items.D1:items.E145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4" table:style-name="ce495" office:value-type="string" calcext:value-type="string">
            <text:p>BB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9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4" table:style-name="ce496" office:value-type="string" calcext:value-type="string">
            <text:p>BC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9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1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5:colours.XFD1048576 colours.AL137:colours.AL164 colours.B91:colours.O91 colours.A165:colours.AC1048576 colours.C21:colours.O90 colours.C92:colours.D106 colours.R149:colours.AC162 colours.B163:colours.AC164 colours.AF138:colours.AK163 colours.B106:colours.B109 colours.AE137:colours.AK137 colours.BA21:colours.BD21 colours.BF21:colours.XFD21 colours.AM137:colours.AN137 colours.AS21:colours.AZ22 colours.BA22:colours.XFD22 colours.CV118:colours.XFD120 colours.AD149:colours.AD1048576 colours.AE164:colours.AK164 colours.AF103:colours.AL110 colours.R118:colours.AD148 colours.AF131:colours.AL136 colours.AF112:colours.AL114 colours.AM164:colours.AO164 colours.AE111:colours.AO111 colours.AE118:colours.AO118 colours.CZ121:colours.XFD164 colours.CR118:colours.CU123 colours.CZ23:colours.XFD117 colours.CR116:colours.CY117 colours.R107:colours.AD116 colours.AE115:colours.AO116 colours.R117:colours.AQ117 colours.AF47:colours.AL65 colours.AF21:colours.AL43 colours.A21:colours.A55 colours.AF45:colours.AL45 colours.E103:colours.AD106 colours.AF119:colours.AL123 colours.CV121:colours.CY123 colours.AS103:colours.CY110 colours.AS131:colours.CY163 colours.AS112:colours.CY114 colours.AR111:colours.CY111 colours.AR116:colours.CQ118 colours.AR164:colours.CY164 colours.AP115:colours.CY115 colours.AS47:colours.CY65 colours.AE66:colours.CY66 colours.AS23:colours.CY43 colours.AE44:colours.CY44 colours.AS45:colours.CY45 colours.AE46:colours.CY46 colours.AS119:colours.CQ123 colours.AE124:colours.CY124 colours.E92:colours.O102 colours.AF67:colours.AL101 colours.P22:colours.Q102 colours.R21:colours.AD102 colours.AS67:colours.CY101 colours.AE102:colours.CY102 colours.AF125:colours.AL129 colours.AS125:colours.CY129 colours.AE130:colours.CY130 colours.C107:colours.Q162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8:colours.AL163 colours.AL131:colours.AL136 colours.AG22:colours.AL22 colours.AL112:colours.AL114 colours.AG138:colours.AH163 colours.AG131:colours.AH136 colours.AG103:colours.AH110 colours.AL103:colours.AL110 colours.AG112:colours.AH114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8:colours.AK48 colours.AI50:colours.AK50 colours.AI52:colours.AK52 colours.AI54:colours.AK54 colours.AI56:colours.AK56 colours.AI58:colours.AK58 colours.AI60:colours.AK60 colours.AI62:colours.AK62 colours.AI64:colours.AK64 colours.AI67:colours.AK67 colours.AI69:colours.AK69 colours.AI71:colours.AK71 colours.AI73:colours.AK73 colours.AI75:colours.AK75 colours.AI77:colours.AK77 colours.AI79:colours.AK79 colours.AI81:colours.AK81 colours.AI83:colours.AK83 colours.AI85:colours.AK85 colours.AI87:colours.AK87 colours.AI89:colours.AK89 colours.AI91:colours.AK91 colours.AI93:colours.AK93 colours.AI95:colours.AK95 colours.AI97:colours.AK97 colours.AI99:colours.AK99 colours.AI101:colours.AK101 colours.AI104:colours.AK104 colours.AI106:colours.AK106 colours.AI108:colours.AK108 colours.AI110:colours.AK110 colours.AI112:colours.AK112 colours.AI114:colours.AK114 colours.AI118:colours.AK118 colours.AI120:colours.AK120 colours.AI122:colours.AK122 colours.AI125:colours.AK125 colours.AI127:colours.AK127 colours.AI129:colours.AK129 colours.AI132:colours.AK132 colours.AI134:colours.AK134 colours.AI136:colours.AK136 colours.AI138:colours.AK138 colours.AI140:colours.AK140 colours.AI142:colours.AK142 colours.AI144:colours.AK144 colours.AI146:colours.AK146 colours.AI148:colours.AK148 colours.AI150:colours.AK150 colours.AI152:colours.AK152 colours.AI154:colours.AK154 colours.AI156:colours.AK156 colours.AI158:colours.AK158 colours.AI160:colours.AK160 colours.AI162:colours.AK162 colours.AI164:colours.AK164 colours.AG47:colours.AH65 colours.AL47:colours.AL65 colours.AG23:colours.AH43 colours.AL23:colours.AL43 colours.AL119:colours.AL123 colours.AG119:colours.AH123 colours.AG67:colours.AH101 colours.AL67:colours.AL101 colours.AL125:colours.AL129 colours.AG125:colours.AH129">
            <calcext:condition calcext:apply-style-name="ConditionalStyle_10" calcext:value="&gt;0" calcext:base-cell-address="colours.AG22"/>
          </calcext:conditional-format>
          <calcext:conditional-format calcext:target-range-address="colours.AE138:colours.AE163 colours.AM138:colours.AN163 colours.AE131:colours.AE136 colours.AM131:colours.AN136 colours.AE103:colours.AE110 colours.AM103:colours.AN110 colours.AE112:colours.AE114 colours.AM112:colours.AN114 colours.AE47:colours.AE65 colours.AM47:colours.AN65 colours.AE21:colours.AE43 colours.AM21:colours.AN43 colours.AE45:colours.AE45 colours.AM45:colours.AN45 colours.AE119:colours.AE123 colours.AM119:colours.AN123 colours.AE67:colours.AE101 colours.AM67:colours.AN101 colours.AE125:colours.AE129 colours.AM125:colours.AN129">
            <calcext:condition calcext:apply-style-name="ConditionalStyle_10" calcext:value="&gt;0" calcext:base-cell-address="colours.AE21"/>
          </calcext:conditional-format>
          <calcext:conditional-format calcext:target-range-address="colours.A56:colours.A164">
            <calcext:condition calcext:apply-style-name="ConditionalStyle_10" calcext:value="&gt;0" calcext:base-cell-address="colours.A56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49:colours.BE49 colours.BE51:colours.BE51 colours.BE53:colours.BE53 colours.BE55:colours.BE55 colours.BE57:colours.BE57">
            <calcext:condition calcext:apply-style-name="ConditionalStyle_10" calcext:value="&gt;0" calcext:base-cell-address="colours.BE21"/>
          </calcext:conditional-format>
          <calcext:conditional-format calcext:target-range-address="colours.AR131:colours.AR163 colours.AO103:colours.AR110 colours.AR112:colours.AR114 colours.AO131:colours.AO163 colours.AO112:colours.AO114 colours.AP131:colours.AQ164 colours.AP111:colours.AQ114 colours.AP116:colours.AQ116 colours.AO47:colours.AR65 colours.AO21:colours.AR43 colours.AO45:colours.AR45 colours.AR119:colours.AR123 colours.AO119:colours.AO123 colours.AP118:colours.AQ123 colours.AO67:colours.AR101 colours.AO125:colours.AR129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26T15:40:49.417216734</dc:date>
    <meta:editing-cycles>1243</meta:editing-cycles>
    <meta:editing-duration>P130DT17H57M24S</meta:editing-duration>
    <meta:generator>LibreOffice/25.2.6.2$Linux_X86_64 LibreOffice_project/520$Build-2</meta:generator>
    <meta:document-statistic meta:table-count="8" meta:cell-count="22715" meta:object-count="0"/>
    <meta:user-defined meta:name="AppVersion">15.0000</meta:user-defined>
  </office:meta>
</office:document-meta>
</file>